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60.01mm" svg:height="89.9mm" svg:x="29.45mm" svg:y="21.14mm">
            <loext:p draw:notify-on-update-of-ranges="Feuille1.B1:Feuille1.I1 Feuille1.B2:Feuille1.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° du t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te sur 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yenne :</text:p>
          </table:table-cell>
          <table:table-cell table:formula="of:=AVERAGE([.B2:.I2])" office:value-type="float" office:value="13.75" calcext:value-type="float">
            <text:p>13,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4:30:44.622916000</meta:creation-date>
    <dc:date>2016-07-08T14:56:54.786328000</dc:date>
    <meta:editing-duration>PT10M57S</meta:editing-duration>
    <meta:editing-cycles>3</meta:editing-cycles>
    <meta:generator>LibreOffice/5.0.1.2$MacOSX_X86_64 LibreOffice_project/81898c9f5c0d43f3473ba111d7b351050be20261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1cm" xlink:href=".." xlink:type="simple" chart:class="chart:scatter" chart:style-name="ch1">
        <chart:title svg:x="5.923cm" svg:y="0.314cm" chart:style-name="ch2">
          <text:p>Evolution des notes</text:p>
        </chart:title>
        <chart:legend chart:legend-position="end" svg:x="13.507cm" svg:y="4.196cm" style:legend-expansion="high" chart:style-name="ch3"/>
        <chart:plot-area chart:style-name="ch4" table:cell-range-address="Feuille1.B1:Feuille1.I2" svg:x="1.319cm" svg:y="1.286cm" svg:width="11.868cm" svg:height="6.557cm">
          <chartooo:coordinate-region svg:x="1.749cm" svg:y="1.485cm" svg:width="11.15cm" svg:height="5.711cm"/>
          <chart:axis chart:dimension="x" chart:name="primary-x" chart:style-name="ch5">
            <chart:title svg:x="6.531cm" svg:y="8.022cm" chart:style-name="ch6">
              <text:p>n° du test</text:p>
            </chart:title>
          </chart:axis>
          <chart:axis chart:dimension="y" chart:name="primary-y" chart:style-name="ch5">
            <chart:title svg:x="0.451cm" svg:y="5.415cm" chart:style-name="ch7">
              <text:p>note sur 20</text:p>
            </chart:title>
            <chart:grid chart:style-name="ch8" chart:class="major"/>
          </chart:axis>
          <chart:series chart:style-name="ch9" chart:values-cell-range-address="Feuille1.B2:Feuille1.I2" chart:class="chart:scatter">
            <chart:domain table:cell-range-address="Feuille1.B1:Feuille1.I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:Feuille1.I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Feuille1.B2:Feuille1.I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